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6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CPU Instruction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ADDR</text:p>
          </table:table-cell>
          <table:table-cell table:style-name="ce1" office:value-type="string" calcext:value-type="string">
            <text:p>D16</text:p>
          </table:table-cell>
          <table:table-cell table:style-name="ce1" office:value-type="string" calcext:value-type="string">
            <text:p>D15</text:p>
          </table:table-cell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3</text:p>
          </table:table-cell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0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JMPC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MBR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0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Go to MBR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 input into A registe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ove A register to output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BR to P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OAD A, V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MBR to 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C 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ore A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OV B,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elect A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tore B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DD A,B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Select B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 = A + B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B A,B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 – B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 A,B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A &amp; B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 A,B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 | B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e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BR to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zero</text:p>
          </table:table-cell>
          <table:table-cell table:number-columns-repeated="13"/>
          <table:table-cell office:value-type="string" calcext:value-type="string">
            <text:p>Go to mai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ig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BR to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Sign</text:p>
          </table:table-cell>
          <table:table-cell table:number-columns-repeated="13"/>
          <table:table-cell office:value-type="string" calcext:value-type="string">
            <text:p>Go to mai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C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u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o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string" calcext:value-type="string">
            <text:p>C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BR to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out</text:p>
          </table:table-cell>
          <table:table-cell table:number-columns-repeated="13"/>
          <table:table-cell office:value-type="string" calcext:value-type="string">
            <text:p>Go to mai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C = PC + 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ore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ad MBR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/>
          <table:table-cell office:value-type="string" calcext:value-type="string">
            <text:p>Ov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BR to PC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Over</text:p>
          </table:table-cell>
          <table:table-cell table:number-columns-repeated="13"/>
          <table:table-cell office:value-type="string" calcext:value-type="string">
            <text:p>Go to mai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used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1:10:22.644778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0T14:19:31.956696724</meta:creation-date>
    <dc:date>2021-07-21T16:31:12.628067966</dc:date>
    <meta:editing-duration>PT5H11M19S</meta:editing-duration>
    <meta:editing-cycles>15</meta:editing-cycles>
    <meta:generator>LibreOffice/7.0.6.2$Linux_X86_64 LibreOffice_project/00$Build-2</meta:generator>
    <meta:document-statistic meta:table-count="1" meta:cell-count="363" meta:object-count="0"/>
  </office:meta>
</office:document-meta>
</file>